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" svg:font-family="Courier" style:font-pitch="variable"/>
    <style:font-face style:name="Courier New" svg:font-family="'Courier New'" style:font-pitch="variable"/>
    <style:font-face style:name="DejaVu Sans2" svg:font-family="'DejaVu Sans'" style:font-pitch="variable"/>
    <style:font-face style:name="Tecton" svg:font-family="Tecton, 'Times New Roman'" style:font-pitch="variable"/>
    <style:font-face style:name="Times" svg:font-family="Times" style:font-pitch="variable"/>
    <style:font-face style:name="Times New Roman" svg:font-family="'Times New Roman', Techno" style:font-pitch="variable"/>
    <style:font-face style:name="Courier New1" svg:font-family="'Courier New'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keep-with-next="always"/>
    </style:style>
    <style:style style:name="P2" style:family="paragraph" style:parent-style-name="Standard" style:list-style-name="WW8Num237">
      <style:paragraph-properties fo:keep-with-next="always"/>
    </style:style>
    <style:style style:name="P3" style:family="paragraph" style:parent-style-name="Standard" style:list-style-name="WW8Num237"/>
    <style:style style:name="P4" style:family="paragraph" style:parent-style-name="Text_20_body">
      <style:text-properties fo:font-size="10pt" fo:language="en" fo:country="US" style:font-size-asian="10pt"/>
    </style:style>
    <style:style style:name="P5" style:family="paragraph" style:parent-style-name="Footer">
      <style:paragraph-properties fo:text-align="center" style:justify-single-word="false">
        <style:tab-stops/>
      </style:paragraph-properties>
    </style:style>
    <style:style style:name="P6" style:family="paragraph" style:parent-style-name="Text_20_body">
      <style:paragraph-properties fo:keep-with-next="always"/>
      <style:text-properties fo:font-size="10pt" fo:language="en" fo:country="US" style:font-size-asian="10pt"/>
    </style:style>
    <style:style style:name="P7" style:family="paragraph">
      <style:paragraph-properties fo:margin-top="0.0835in" fo:margin-bottom="0in" fo:text-align="center" style:writing-mode="lr-tb"/>
    </style:style>
    <style:style style:name="P8" style:family="paragraph">
      <style:paragraph-properties fo:margin-top="0in" fo:margin-bottom="0in" fo:text-align="center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top="0in" fo:margin-bottom="0in" fo:text-align="justify" style:writing-mode="lr-tb">
        <style:tab-stops/>
      </style:paragraph-properties>
    </style:style>
    <style:style style:name="P11" style:family="paragraph">
      <style:paragraph-properties fo:margin-top="0in" fo:margin-bottom="0in" fo:text-align="justify"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 style:parent-style-name="Text_20_body">
      <style:paragraph-properties fo:keep-with-next="always"/>
      <style:text-properties fo:language="en" fo:country="US"/>
    </style:style>
    <style:style style:name="P14" style:family="paragraph" style:parent-style-name="Footer">
      <style:paragraph-properties fo:margin-top="0in" fo:margin-bottom="0in">
        <style:tab-stops/>
      </style:paragraph-properties>
    </style:style>
    <style:style style:name="P15" style:family="paragraph" style:parent-style-name="Standard">
      <style:paragraph-properties fo:margin-top="0in" fo:margin-bottom="0in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Text_20_body">
      <style:paragraph-properties fo:margin-top="0in" fo:margin-bottom="0in" fo:keep-with-next="always"/>
    </style:style>
    <style:style style:name="P18" style:family="paragraph" style:parent-style-name="Text_20_body">
      <style:paragraph-properties fo:margin-top="0in" fo:margin-bottom="0in" fo:keep-with-next="always"/>
      <style:text-properties fo:language="en" fo:country="US"/>
    </style:style>
    <style:style style:name="P19" style:family="paragraph" style:parent-style-name="Text_20_body">
      <style:paragraph-properties fo:keep-with-next="always"/>
    </style:style>
    <style:style style:name="P20" style:family="paragraph" style:parent-style-name="Image">
      <style:paragraph-properties fo:text-align="justify" style:justify-single-word="false"/>
    </style:style>
    <style:style style:name="P21" style:family="paragraph" style:parent-style-name="Légende">
      <style:paragraph-properties fo:margin-top="0in" fo:margin-bottom="0.0835in" fo:text-align="justify" style:justify-single-word="false" fo:keep-with-next="always"/>
    </style:style>
    <style:style style:name="P22" style:family="paragraph" style:parent-style-name="Légende">
      <style:paragraph-properties fo:text-align="justify" style:justify-single-word="false" fo:keep-with-next="always"/>
    </style:style>
    <style:style style:name="P23" style:family="paragraph" style:parent-style-name="Standard">
      <style:text-properties fo:font-weight="bold" style:font-weight-asian="bold"/>
    </style:style>
    <style:style style:name="P24" style:family="paragraph" style:parent-style-name="Standard" style:list-style-name="WW8Num307"/>
    <style:style style:name="P25" style:family="paragraph" style:parent-style-name="Standard" style:list-style-name="WW8Num211"/>
    <style:style style:name="P26" style:family="paragraph" style:parent-style-name="Standard" style:list-style-name="WW8Num536"/>
    <style:style style:name="P27" style:family="paragraph" style:parent-style-name="Standard" style:list-style-name="WW8Num30"/>
    <style:style style:name="P28" style:family="paragraph" style:parent-style-name="Standard" style:list-style-name="WW8Num451"/>
    <style:style style:name="P29" style:family="paragraph" style:parent-style-name="Syntaxe">
      <style:paragraph-properties fo:margin-top="0in" fo:margin-bottom="0in"/>
      <style:text-properties style:font-name="Times New Roman"/>
    </style:style>
    <style:style style:name="P30" style:family="paragraph" style:parent-style-name="Text_20_body">
      <style:paragraph-properties fo:margin-top="0in" fo:margin-bottom="0in" fo:text-align="center" style:justify-single-word="false"/>
    </style:style>
    <style:style style:name="P31" style:family="paragraph" style:parent-style-name="Standard">
      <style:paragraph-properties fo:margin-top="0in" fo:margin-bottom="0in" fo:text-align="center" style:justify-single-word="false"/>
    </style:style>
    <style:style style:name="P32" style:family="paragraph" style:parent-style-name="Footer">
      <style:paragraph-properties fo:margin-top="0in" fo:margin-bottom="0in" fo:text-align="center" style:justify-single-word="false">
        <style:tab-stops/>
      </style:paragraph-properties>
    </style:style>
    <style:style style:name="T1" style:family="text">
      <style:text-properties style:use-window-font-color="true" style:font-name="Times New Roman" fo:font-size="12pt" fo:language="fr" fo:country="FR" style:font-name-asian="Times New Roman" style:font-size-asian="12pt" style:font-name-complex="Times" style:font-size-complex="10pt"/>
    </style:style>
    <style:style style:name="T2" style:family="text">
      <style:text-properties style:font-name="Tecton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969696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4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5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gr1" style:family="graphic">
      <style:graphic-properties draw:stroke="none" draw:fill="solid" draw:fill-color="#ffffff" draw:textarea-horizontal-align="justify" draw:textarea-vertical-align="middle" draw:auto-grow-height="false" draw:auto-grow-width="false" fo:padding-top="0.05in" fo:padding-bottom="0.05in" fo:padding-left="0.1in" fo:padding-right="0.1in" fo:wrap-option="no-wrap" draw:shadow="hidden"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draw:auto-grow-width="false" fo:padding-top="0.05in" fo:padding-bottom="0.05in" fo:padding-left="0.1in" fo:padding-right="0.1in" fo:wrap-option="no-wrap" draw:shadow="hidden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102in" svg:stroke-color="#000000" draw:stroke-linejoin="miter" draw:fill="solid" draw:fill-color="#ffffff" draw:textarea-horizontal-align="justify" draw:textarea-vertical-align="middle" draw:auto-grow-height="false" draw:auto-grow-width="false" fo:padding-top="0.05in" fo:padding-bottom="0.05in" fo:padding-left="0.1in" fo:padding-right="0.1in" fo:wrap-option="no-wrap" draw:shadow="hidden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102in" svg:stroke-color="#000000" draw:stroke-linejoin="miter" draw:fill="solid" draw:fill-color="#969696" draw:textarea-horizontal-align="justify" draw:textarea-vertical-align="middle" draw:auto-grow-height="false" draw:auto-grow-width="false" fo:padding-top="0.05in" fo:padding-bottom="0.05in" fo:padding-left="0.1in" fo:padding-right="0.1in" fo:wrap-option="no-wrap" draw:shadow="hidden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102in" svg:stroke-color="#000000" draw:stroke-linejoin="miter" draw:fill="solid" draw:fill-color="#969696" draw:textarea-horizontal-align="justify" draw:textarea-vertical-align="middle" draw:auto-grow-height="false" draw:auto-grow-width="false" fo:padding-top="0.05in" fo:padding-bottom="0.05in" fo:padding-left="0.1in" fo:padding-right="0.1in" fo:wrap-option="no-wrap" draw:shadow="hidden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none" draw:fill="none" draw:fill-color="#ffff00" draw:textarea-horizontal-align="justify" draw:textarea-vertical-align="middle" draw:auto-grow-height="false" draw:auto-grow-width="false" fo:padding-top="0.05in" fo:padding-bottom="0.05in" fo:padding-left="0.1in" fo:padding-right="0.1in" fo:wrap-option="no-wrap" draw:shadow="hidden" style:run-through="foreground" style:vertical-pos="from-top" style:vertical-rel="paragraph" style:horizontal-pos="from-left" style:horizontal-rel="paragraph"/>
    </style:style>
    <style:style style:name="gr8" style:family="graphic">
      <style:graphic-properties style:run-through="foreground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/>
    </style:style>
    <style:style style:name="gr10" style:family="graphic">
      <style:graphic-properties draw:stroke="none" draw:fill="none" draw:fill-color="#ffffff" draw:textarea-horizontal-align="justify" draw:textarea-vertical-align="middle" draw:auto-grow-height="false" draw:auto-grow-width="false" fo:padding-top="0.05in" fo:padding-bottom="0.05in" fo:padding-left="0.1in" fo:padding-right="0.1in" style:run-through="foreground"/>
    </style:style>
    <style:style style:name="gr1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.139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 style:vertical-pos="from-top" style:vertical-rel="paragraph" style:horizontal-pos="from-left" style:horizontal-rel="paragraph"/>
    </style:style>
    <style:style style:name="gr13" style:family="graphic">
      <style:graphic-properties draw:stroke="solid" svg:stroke-width="0.1807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 style:vertical-pos="from-top" style:vertical-rel="paragraph" style:horizontal-pos="from-left" style:horizontal-rel="paragraph"/>
    </style:style>
    <style:style style:name="gr14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139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 façon simplifiée, voici un cycle d'exécution de l’UC :</text:p>
      <text:list text:style-name="WW8Num237">
        <text:list-item>
          <text:p text:style-name="P2">Le registre CP (compteur de programme) contient l’adresse du mot-mémoire représentant la prochaine instruction,</text:p>
        </text:list-item>
        <text:list-item>
          <text:p text:style-name="P2">Le contenu de ce mot est transféré de la mémoire centrale dans le registre RI (registre d'instruction),</text:p>
        </text:list-item>
        <text:list-item>
          <text:p text:style-name="P2">CP est incrémenté (pour passer à l’instruction suivante),</text:p>
        </text:list-item>
        <text:list-item>
          <text:p text:style-name="P3">Le contenu de RI est décodé <text:s/>afin de déterminer l'opération à exécuter,</text:p>
        </text:list-item>
        <text:list-item>
          <text:p text:style-name="P2">L'opération est exécutée (le contenu d'un ou plusieurs registres est modifié),</text:p>
        </text:list-item>
        <text:list-item>
          <text:p text:style-name="P2">Fin du cycle d'exécution et démarrage d'un nouveau cycle.</text:p>
        </text:list-item>
      </text:list>
      <text:p text:style-name="P4"><draw:frame draw:style-name="fr1" draw:name="Frame1" text:anchor-type="char" svg:x="2.8854in" svg:y="0.1945in" svg:width="1.9791in" svg:height="3.4661in" draw:z-index="20"><draw:text-box><text:p text:style-name="P5">Mémoire Centrale</text:p></draw:text-box></draw:frame></text:p>
      <text:p text:style-name="P6"><draw:frame text:anchor-type="char" draw:z-index="0" draw:style-name="gr1" draw:text-style-name="P7" svg:width="1.2504in" svg:height="0.6252in" svg:x="1.75in" svg:y="0.8661in"><draw:text-box><text:p text:style-name="P7"><text:span text:style-name="T1">Bus de commandes</text:span></text:p></draw:text-box></draw:frame><draw:frame text:anchor-type="char" draw:z-index="1" draw:style-name="gr2" draw:text-style-name="P8" svg:width="1.0004in" svg:height="0.815in" svg:x="1.8752in" svg:y="0.0882in"><draw:text-box><text:p text:style-name="P8"><text:span text:style-name="T1">Bus d’adresses</text:span></text:p></draw:text-box></draw:frame><draw:frame text:anchor-type="char" draw:z-index="2" draw:style-name="gr2" draw:text-style-name="P8" svg:width="1.0004in" svg:height="0.6067in" svg:x="1.8752in" svg:y="1.8654in"><draw:text-box><text:p text:style-name="P8"><text:span text:style-name="T1">Bus de données</text:span></text:p></draw:text-box></draw:frame><draw:custom-shape text:anchor-type="char" draw:z-index="3" draw:style-name="gr3" draw:text-style-name="P9" svg:width="1.7295in" svg:height="2.3705in" svg:x="0.1008in" svg:y="0.2453in"><text:p/><draw:enhanced-geometry svg:viewBox="0 0 21600 21600" draw:type="rectangle" draw:enhanced-path="M 0 0 L 21600 0 21600 21600 0 21600 0 0 Z N"/></draw:custom-shape><draw:frame text:anchor-type="char" draw:z-index="4" draw:style-name="gr4" draw:text-style-name="P10" svg:width="0.5996in" svg:height="0.2921in" svg:x="0.1783in" svg:y="0.4992in"><draw:text-box><text:p text:style-name="P10"><text:span text:style-name="T1">UAL</text:span></text:p></draw:text-box></draw:frame><draw:frame text:anchor-type="char" draw:z-index="5" draw:style-name="gr5" draw:text-style-name="P8" svg:width="0.4012in" svg:height="0.287in" svg:x="1.2354in" svg:y="0.3654in"><draw:text-box><text:p text:style-name="P8"><text:span text:style-name="T1">5</text:span></text:p></draw:text-box></draw:frame><draw:frame text:anchor-type="char" draw:z-index="7" draw:style-name="gr6" draw:text-style-name="P8" svg:width="0.4012in" svg:height="0.287in" svg:x="1.2409in" svg:y="0.8764in"><draw:text-box><text:p/></draw:text-box></draw:frame><draw:frame text:anchor-type="char" draw:z-index="8" draw:style-name="gr7" draw:text-style-name="P10" svg:width="0.5894in" svg:height="0.3177in" svg:x="0.8827in" svg:y="0.8665in"><draw:text-box><text:p text:style-name="P10"><text:span text:style-name="T1">R0</text:span></text:p></draw:text-box></draw:frame><draw:frame text:anchor-type="char" draw:z-index="9" draw:style-name="gr6" draw:text-style-name="P7" svg:width="0.4012in" svg:height="0.287in" svg:x="1.2402in" svg:y="1.1764in"><draw:text-box><text:p/></draw:text-box></draw:frame><draw:frame text:anchor-type="char" draw:z-index="10" draw:style-name="gr7" draw:text-style-name="P11" svg:width="0.5894in" svg:height="0.3177in" svg:x="0.8819in" svg:y="1.1835in"><draw:text-box><text:p text:style-name="P11"><text:span text:style-name="T1">R1</text:span></text:p></draw:text-box></draw:frame><draw:frame text:anchor-type="char" draw:z-index="11" draw:style-name="gr5" draw:text-style-name="P11" svg:width="0.9906in" svg:height="0.5012in" svg:x="0.1618in" svg:y="1.4362in"><draw:text-box><text:p text:style-name="P11"><text:span text:style-name="T1">Décodage instruction</text:span></text:p></draw:text-box></draw:frame><draw:frame text:anchor-type="char" draw:z-index="12" draw:style-name="gr6" draw:text-style-name="P7" svg:width="0.4012in" svg:height="0.287in" svg:x="1.2457in" svg:y="2.0264in"><draw:text-box><text:p/></draw:text-box></draw:frame><draw:frame text:anchor-type="char" draw:z-index="13" draw:style-name="gr7" draw:text-style-name="P8" svg:width="0.5894in" svg:height="0.3177in" svg:x="0.8598in" svg:y="2.0098in"><draw:text-box><text:p text:style-name="P8"><text:span text:style-name="T1">RI</text:span></text:p></draw:text-box></draw:frame><draw:g text:anchor-type="char" draw:z-index="14" draw:style-name="gr8"><draw:custom-shape draw:style-name="gr9" draw:text-style-name="P9" svg:width="1.0059in" svg:height="0.3961in" svg:x="0.5799in" svg:y="2.8402in"><text:p/><draw:enhanced-geometry svg:viewBox="0 0 21600 21600" draw:glue-points="10800 0 3160 3160 0 10800 3160 18440 10800 21600 18440 18440 21600 10800 18440 3160" draw:text-areas="3200 3200 18400 18400" draw:type="ellipse"/></draw:custom-shape><draw:frame draw:style-name="gr10" draw:text-style-name="P8" svg:width="0.7087in" svg:height="0.2795in" svg:x="0.7283in" svg:y="2.8984in"><draw:text-box><text:p text:style-name="P8"><text:span text:style-name="T1">Horloge</text:span></text:p></draw:text-box></draw:frame></draw:g><draw:line text:anchor-type="char" draw:z-index="15" draw:style-name="gr11" draw:text-style-name="P12" svg:x1="1.0484in" svg:y1="2.4417in" svg:x2="1.0484in" svg:y2="2.8689in"><text:p/></draw:line><draw:line text:anchor-type="char" draw:z-index="16" draw:style-name="gr12" draw:text-style-name="P12" svg:x1="1.8752in" svg:y1="2.3661in" svg:x2="2.8752in" svg:y2="2.3661in"><text:p/></draw:line><draw:line text:anchor-type="char" draw:z-index="17" draw:style-name="gr13" draw:text-style-name="P12" svg:x1="1.8752in" svg:y1="1.4909in" svg:x2="2.8752in" svg:y2="1.4909in"><text:p/></draw:line><draw:line text:anchor-type="char" draw:z-index="18" draw:style-name="gr13" draw:text-style-name="P12" svg:x1="1.8752in" svg:y1="0.6181in" svg:x2="2.8752in" svg:y2="0.6181in"><text:p/></draw:line><draw:frame text:anchor-type="char" draw:z-index="6" draw:style-name="gr7" draw:text-style-name="P10" svg:width="0.5894in" svg:height="0.3177in" svg:x="0.8772in" svg:y="0.4311in"><draw:text-box><text:p text:style-name="P10"><text:span text:style-name="T1">CO</text:span></text:p></draw:text-box></draw:frame></text:p>
      <text:p text:style-name="P13"><draw:frame draw:style-name="fr1" draw:name="Frame20" text:anchor-type="char" svg:x="3.4055in" svg:y="0.0709in" svg:width="0.8598in" svg:height="0.322in" draw:z-index="21"><draw:text-box><text:p text:style-name="P14">11</text:p></draw:text-box></draw:frame><draw:custom-shape text:anchor-type="char" draw:z-index="22" draw:style-name="gr14" draw:text-style-name="P9" svg:width="0.3177in" svg:height="0.3031in" svg:x="3.0992in" svg:y="0.0807in"><text:p/><draw:enhanced-geometry svg:viewBox="0 0 21600 21600" draw:type="rectangle" draw:enhanced-path="M 0 0 L 21600 0 21600 21600 0 21600 0 0 Z N"/></draw:custom-shape><draw:frame draw:style-name="fr2" draw:name="Frame19" text:anchor-type="char" svg:x="3.1307in" svg:y="0.0811in" svg:width="0.2862in" svg:height="0.2917in" draw:z-index="23"><draw:text-box><text:p text:style-name="P14">0</text:p></draw:text-box></draw:frame><draw:frame draw:style-name="fr1" draw:name="Frame18" text:anchor-type="char" svg:x="3.4055in" svg:y="0.3575in" svg:width="0.8598in" svg:height="0.322in" draw:z-index="24"><draw:text-box><text:p text:style-name="P14">23</text:p></draw:text-box></draw:frame><draw:custom-shape text:anchor-type="char" draw:z-index="25" draw:style-name="gr14" draw:text-style-name="P9" svg:width="0.3177in" svg:height="0.3031in" svg:x="3.0937in" svg:y="0.3673in"><text:p/><draw:enhanced-geometry svg:viewBox="0 0 21600 21600" draw:type="rectangle" draw:enhanced-path="M 0 0 L 21600 0 21600 21600 0 21600 0 0 Z N"/></draw:custom-shape><draw:frame draw:style-name="fr2" draw:name="Frame17" text:anchor-type="char" svg:x="3.1252in" svg:y="0.3681in" svg:width="0.2862in" svg:height="0.2917in" draw:z-index="26"><draw:text-box><text:p text:style-name="P14">1</text:p></draw:text-box></draw:frame><draw:frame draw:style-name="fr1" draw:name="Frame16" text:anchor-type="char" svg:x="3.4055in" svg:y="0.6256in" svg:width="0.8598in" svg:height="0.322in" draw:z-index="27"><draw:text-box><text:p text:style-name="P14">45</text:p></draw:text-box></draw:frame><draw:frame draw:style-name="fr2" draw:name="Frame15" text:anchor-type="char" svg:x="3.1307in" svg:y="0.6362in" svg:width="0.2862in" svg:height="0.2917in" draw:z-index="28"><draw:text-box><text:p text:style-name="P14">2</text:p></draw:text-box></draw:frame><draw:frame draw:style-name="fr1" draw:name="Frame14" text:anchor-type="char" svg:x="3.4055in" svg:y="0.9126in" svg:width="0.8598in" svg:height="0.322in" draw:z-index="29"><draw:text-box><text:p text:style-name="P14">13</text:p></draw:text-box></draw:frame><draw:frame draw:style-name="fr1" draw:name="Frame13" text:anchor-type="char" svg:x="3.4055in" svg:y="1.1689in" svg:width="0.8598in" svg:height="0.322in" draw:z-index="30"><draw:text-box><text:p text:style-name="P14">3</text:p></draw:text-box></draw:frame><draw:custom-shape text:anchor-type="char" draw:z-index="31" draw:style-name="gr14" draw:text-style-name="P9" svg:width="0.3177in" svg:height="0.3031in" svg:x="3.0992in" svg:y="1.1783in"><text:p/><draw:enhanced-geometry svg:viewBox="0 0 21600 21600" draw:type="rectangle" draw:enhanced-path="M 0 0 L 21600 0 21600 21600 0 21600 0 0 Z N"/></draw:custom-shape><draw:frame draw:style-name="fr2" draw:name="Frame12" text:anchor-type="char" svg:x="3.1307in" svg:y="1.1791in" svg:width="0.2862in" svg:height="0.2917in" draw:z-index="32"><draw:text-box><text:p text:style-name="P14">4</text:p></draw:text-box></draw:frame><draw:frame draw:style-name="fr1" draw:name="Frame11" text:anchor-type="char" svg:x="3.4055in" svg:y="1.4555in" svg:width="1.8484in" svg:height="0.322in" draw:z-index="33"><draw:text-box><text:p text:style-name="P14">lecture mot1 R0</text:p></draw:text-box></draw:frame><draw:custom-shape text:anchor-type="char" draw:z-index="34" draw:style-name="gr14" draw:text-style-name="P9" svg:width="0.3177in" svg:height="0.3031in" svg:x="3.0937in" svg:y="1.4654in"><text:p/><draw:enhanced-geometry svg:viewBox="0 0 21600 21600" draw:type="rectangle" draw:enhanced-path="M 0 0 L 21600 0 21600 21600 0 21600 0 0 Z N"/></draw:custom-shape><draw:frame draw:style-name="fr2" draw:name="Frame10" text:anchor-type="char" svg:x="3.1252in" svg:y="1.4661in" svg:width="0.2862in" svg:height="0.2917in" draw:z-index="35"><draw:text-box><text:p text:style-name="P14">5</text:p></draw:text-box></draw:frame><draw:frame draw:style-name="fr1" draw:name="Frame9" text:anchor-type="char" svg:x="3.4055in" svg:y="1.7236in" svg:width="1.8492in" svg:height="0.322in" draw:z-index="36"><draw:text-box><text:p text:style-name="P14">mult 2 R0</text:p></draw:text-box></draw:frame><draw:frame draw:style-name="fr2" draw:name="Frame8" text:anchor-type="char" svg:x="3.1307in" svg:y="1.7339in" svg:width="0.2862in" svg:height="0.2917in" draw:z-index="37"><draw:text-box><text:p text:style-name="P14">6</text:p></draw:text-box></draw:frame><draw:frame draw:style-name="fr1" draw:name="Frame7" text:anchor-type="char" svg:x="3.4055in" svg:y="2.0102in" svg:width="1.8547in" svg:height="0.322in" draw:z-index="38"><draw:text-box><text:p text:style-name="P14">ecriture R0 mot0</text:p></draw:text-box></draw:frame><draw:frame draw:style-name="fr2" draw:name="Frame6" text:anchor-type="char" svg:x="3.1252in" svg:y="2.0209in" svg:width="0.2862in" svg:height="0.2917in" draw:z-index="39"><draw:text-box><text:p text:style-name="P14">7</text:p></draw:text-box></draw:frame><draw:frame draw:style-name="fr1" draw:name="Frame5" text:anchor-type="char" svg:x="3.4055in" svg:y="2.2772in" svg:width="0.8598in" svg:height="0.322in" draw:z-index="40"><draw:text-box><text:p text:style-name="P15"/></draw:text-box></draw:frame><draw:frame draw:style-name="fr2" draw:name="Frame4" text:anchor-type="char" svg:x="3.1307in" svg:y="2.2874in" svg:width="0.2862in" svg:height="0.2917in" draw:z-index="41"><draw:text-box><text:p text:style-name="P14">8</text:p></draw:text-box></draw:frame><draw:frame draw:style-name="fr1" draw:name="Frame3" text:anchor-type="char" svg:x="3.4055in" svg:y="2.5638in" svg:width="0.8598in" svg:height="0.322in" draw:z-index="42"><draw:text-box><text:p text:style-name="P16"/></draw:text-box></draw:frame><draw:frame draw:style-name="fr2" draw:name="Frame2" text:anchor-type="char" svg:x="3.1252in" svg:y="2.5744in" svg:width="0.2862in" svg:height="0.2917in" draw:z-index="43"><draw:text-box><text:p text:style-name="P14">9</text:p></draw:text-box></draw:frame><draw:frame draw:style-name="fr2" draw:name="Frame21" text:anchor-type="char" svg:x="3.1252in" svg:y="0.9228in" svg:width="0.2862in" svg:height="0.2917in" draw:z-index="44"><draw:text-box><text:p text:style-name="P14">3</text:p></draw:text-box></draw:frame></text:p>
      <text:p text:style-name="P17"/>
      <text:p text:style-name="P17"/>
      <text:p text:style-name="P17"/>
      <text:p text:style-name="P17"/>
      <text:p text:style-name="P18"><draw:line text:anchor-type="char" draw:z-index="19" draw:style-name="gr14" draw:text-style-name="P12" svg:x1="1.8957in" svg:y1="-0.5098in" svg:x2="2.6039in" svg:y2="-0.5098in"><text:p/></draw:lin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20"/>
      <text:p text:style-name="P21"/>
      <text:p text:style-name="P22">Schéma d'une unité centrale (processeur+ mémoire centrale contenant un programme).</text:p>
      <text:p text:style-name="Standard">Nous détaillons ci-après, les différents cycles d'exécutions correspondant au programme contenu en mémoire dans l'exemple illustré ci-dessus :</text:p>
      <text:p text:style-name="P23">1er cycle d'exécution :</text:p>
      <text:list text:style-name="WW8Num307">
        <text:list-item>
          <text:p text:style-name="P24">La valeur 5 contenue dans le registre CP est envoyée sur le bus d'adresses, accompagnée d'un ordre de lecture,</text:p>
        </text:list-item>
        <text:list-item>
          <text:p text:style-name="P24">Le contenu du mot mémoire d’adresse 5 (l'instruction "lecture <text:span text:style-name="T2">mot1 R0</text:span>") est transféré dans le registre RI, par l’intermédiaire du bus des données,</text:p>
        </text:list-item>
        <text:list-item>
          <text:p text:style-name="P24">CP est incrémenté (la valeur de CP passe à 6)</text:p>
        </text:list-item>
        <text:list-item>
          <text:p text:style-name="P24">Le contenu de RI est décodé (par l'unité "Décodage instruction") afin de déterminer l'opération à exécuter,</text:p>
        </text:list-item>
        <text:list-item>
          <text:p text:style-name="P24">L’opération est exécutée :</text:p>
        </text:list-item>
      </text:list>
      <text:list text:style-name="WW8Num211">
        <text:list-item>
          <text:p text:style-name="P25">la valeur 1 (adresse du mot mémoire) est envoyée sur le bus d'adresses, accompagnée d'un ordre de lecture,</text:p>
        </text:list-item>
        <text:list-item>
          <text:p text:style-name="P25">Le contenu du mot mémoire d’adresse 1 (valeur 23) est transféré dans le registre R0,</text:p>
        </text:list-item>
      </text:list>
      <text:list text:style-name="WW8Num307" text:continue-numbering="true">
        <text:list-header>
          <text:p text:style-name="P24"/>
        </text:list-header>
      </text:list>
      <text:p text:style-name="P23">2ème cycle d'exécution :</text:p>
      <text:list text:style-name="WW8Num536">
        <text:list-item>
          <text:p text:style-name="P26">La valeur 6 contenue dans le registre CP est envoyée sur le bus d'adresses, accompagnée d'un ordre de lecture sur le bus de commandes</text:p>
        </text:list-item>
        <text:list-item>
          <text:p text:style-name="P26">Le contenu du mot mémoire d’adresse 6 (l'instruction "<text:span text:style-name="T2">mult 2 R0</text:span>") est transféré dans le registre RI,</text:p>
        </text:list-item>
        <text:list-item>
          <text:p text:style-name="P26">CP est incrémenté (la valeur de CP passe à 7)</text:p>
        </text:list-item>
        <text:list-item>
          <text:p text:style-name="P26">Le contenu de RI est décodé (par l'unité "Décodage instruction") afin de déterminer l'opération à exécuter,</text:p>
        </text:list-item>
        <text:list-item>
          <text:p text:style-name="P26">L’opération est exécutée : l'UAL (Unité Arithmétique et Logique) effectue la multiplication de R0 par 2 et place le résultat (46) dans R0,</text:p>
          <text:p text:style-name="P26"/>
        </text:list-item>
      </text:list>
      <text:p text:style-name="P23">3ème cycle d'exécution :</text:p>
      <text:list text:style-name="WW8Num30">
        <text:list-item>
          <text:p text:style-name="P27">La valeur 7 contenue dans le registre CP est envoyée sur le bus d'adresses, accompagnée d'un ordre de lecture sur le bus de commandes</text:p>
        </text:list-item>
        <text:list-item>
          <text:p text:style-name="P27">Le contenu du mot mémoire d’adresse 7 (l'instruction "ecriture <text:span text:style-name="T2">R0 dans la case mémoire d’adresse 0</text:span>") est transféré dans le registre RI,</text:p>
        </text:list-item>
        <text:list-item>
          <text:p text:style-name="P27">CP est incrémenté (la valeur de CP passe à 8)</text:p>
        </text:list-item>
        <text:list-item>
          <text:p text:style-name="P27">Le contenu de RI est décodé (par l'unité "Décodage instruction") afin de déterminer l'opération à exécuter,</text:p>
        </text:list-item>
        <text:list-item>
          <text:p text:style-name="P27">L’opération est exécutée :</text:p>
        </text:list-item>
      </text:list>
      <text:list text:style-name="WW8Num451">
        <text:list-item>
          <text:p text:style-name="P28">La valeur 0 est envoyée sur le bus d'adresses, accompagnée d'un ordre d'écriture,</text:p>
        </text:list-item>
        <text:list-item>
          <text:p text:style-name="P28">La valeur 46 contenue dans le registre R0 est envoyée sur le bus de données et placée dans le mot mémoire d’adresse 0,</text:p>
        </text:list-item>
      </text:list>
      <text:list text:style-name="WW8Num30" text:continue-numbering="true">
        <text:list-item>
          <text:p text:style-name="P27">Fin du 3ème cycle d'exécution</text:p>
        </text:list-item>
      </text:list>
      <text:p text:style-name="Standard">Une fois ces trois cycles exécutés, le contenu des différents registres et de la mémoire centrale est donnée sur la figure suivante:</text:p>
      <text:p text:style-name="P13"><draw:frame draw:style-name="fr1" draw:name="Frame22" text:anchor-type="char" svg:x="3.0161in" svg:y="-0.0138in" svg:width="1.9791in" svg:height="3.8118in" draw:z-index="45"><draw:text-box><text:p text:style-name="P5">Mémoire Centrale</text:p></draw:text-box></draw:frame><draw:custom-shape text:anchor-type="char" draw:z-index="67" draw:style-name="gr15" draw:text-style-name="P9" svg:width="1.7295in" svg:height="2.3705in" svg:x="0.2673in" svg:y="0.1764in"><text:p/><draw:enhanced-geometry svg:viewBox="0 0 21600 21600" draw:type="rectangle" draw:enhanced-path="M 0 0 L 21600 0 21600 21600 0 21600 0 0 Z N"/></draw:custom-shape></text:p>
      <text:p text:style-name="P13"><draw:frame draw:style-name="fr1" draw:name="Frame25" text:anchor-type="char" svg:x="0.3354in" svg:y="0.2283in" svg:width="0.6201in" svg:height="0.3126in" draw:z-index="68"><draw:text-box><text:p text:style-name="P14">UAL</text:p></draw:text-box></draw:frame><draw:frame draw:style-name="fr2" draw:name="Frame23" text:anchor-type="char" svg:x="1.0437in" svg:y="0.1717in" svg:width="0.589in" svg:height="0.3173in" draw:z-index="69"><draw:text-box><text:p text:style-name="P14">CP</text:p></draw:text-box></draw:frame><draw:frame draw:style-name="fr3" draw:name="Frame24" text:anchor-type="char" svg:x="1.3925in" svg:y="0.0953in" svg:width="0.4217in" svg:height="0.3075in" draw:z-index="88"><draw:text-box><text:p text:style-name="P29">8</text:p></draw:text-box></draw:frame></text:p>
      <text:p text:style-name="P13"><draw:frame draw:style-name="fr1" draw:name="Frame29" text:anchor-type="char" svg:x="3.5362in" svg:y="0.0244in" svg:width="0.8598in" svg:height="0.322in" draw:z-index="46"><draw:text-box><text:p text:style-name="P14">46</text:p></draw:text-box></draw:frame><draw:custom-shape text:anchor-type="char" draw:z-index="47" draw:style-name="gr14" draw:text-style-name="P9" svg:width="0.3177in" svg:height="0.3031in" svg:x="3.2299in" svg:y="0.0339in"><text:p/><draw:enhanced-geometry svg:viewBox="0 0 21600 21600" draw:type="rectangle" draw:enhanced-path="M 0 0 L 21600 0 21600 21600 0 21600 0 0 Z N"/></draw:custom-shape><draw:frame draw:style-name="fr2" draw:name="Frame28" text:anchor-type="char" svg:x="3.261in" svg:y="0.0346in" svg:width="0.2862in" svg:height="0.2917in" draw:z-index="48"><draw:text-box><text:p text:style-name="P14">0</text:p></draw:text-box></draw:frame><draw:frame draw:style-name="fr3" draw:name="Frame27" text:anchor-type="char" svg:x="1.398in" svg:y="0.2898in" svg:width="0.4217in" svg:height="0.3075in" draw:z-index="70"><draw:text-box><text:p text:style-name="P29">46</text:p></draw:text-box></draw:frame><draw:frame draw:style-name="fr2" draw:name="Frame26" text:anchor-type="char" svg:x="1.0492in" svg:y="0.2902in" svg:width="0.589in" svg:height="0.3173in" draw:z-index="71"><draw:text-box><text:p text:style-name="P14">R0</text:p></draw:text-box></draw:frame><draw:line text:anchor-type="char" draw:z-index="87" draw:style-name="gr16" draw:text-style-name="P12" svg:x1="2in" svg:y1="0.1165in" svg:x2="3in" svg:y2="0.1165in"><text:p/></draw:line></text:p>
      <text:p text:style-name="P13"><draw:frame draw:style-name="fr1" draw:name="Frame35" text:anchor-type="char" svg:x="3.5362in" svg:y="-0.0055in" svg:width="0.8598in" svg:height="0.322in" draw:z-index="49"><draw:text-box><text:p text:style-name="P14">23</text:p></draw:text-box></draw:frame><draw:custom-shape text:anchor-type="char" draw:z-index="50" draw:style-name="gr14" draw:text-style-name="P9" svg:width="0.3177in" svg:height="0.3031in" svg:x="3.2244in" svg:y="0.0043in"><text:p/><draw:enhanced-geometry svg:viewBox="0 0 21600 21600" draw:type="rectangle" draw:enhanced-path="M 0 0 L 21600 0 21600 21600 0 21600 0 0 Z N"/></draw:custom-shape><draw:frame draw:style-name="fr2" draw:name="Frame34" text:anchor-type="char" svg:x="3.2555in" svg:y="0.0047in" svg:width="0.2862in" svg:height="0.2917in" draw:z-index="51"><draw:text-box><text:p text:style-name="P14">1</text:p></draw:text-box></draw:frame><draw:frame draw:style-name="fr1" draw:name="Frame33" text:anchor-type="char" svg:x="3.5362in" svg:y="0.2957in" svg:width="0.8598in" svg:height="0.322in" draw:z-index="52"><draw:text-box><text:p text:style-name="P14">45</text:p></draw:text-box></draw:frame><draw:frame draw:style-name="fr2" draw:name="Frame32" text:anchor-type="char" svg:x="3.261in" svg:y="0.3063in" svg:width="0.2862in" svg:height="0.2917in" draw:z-index="53"><draw:text-box><text:p text:style-name="P14">2</text:p></draw:text-box></draw:frame><draw:frame draw:style-name="fr3" draw:name="Frame31" text:anchor-type="char" svg:x="1.3972in" svg:y="0.2728in" svg:width="0.4217in" svg:height="0.3075in" draw:z-index="72"><draw:text-box><text:p text:style-name="P16">?</text:p></draw:text-box></draw:frame><draw:frame draw:style-name="fr2" draw:name="Frame30" text:anchor-type="char" svg:x="1.0484in" svg:y="0.2902in" svg:width="0.589in" svg:height="0.3173in" draw:z-index="73"><draw:text-box><text:p text:style-name="P15">R1</text:p></draw:text-box></draw:frame></text:p>
      <text:p text:style-name="P13"><draw:frame draw:style-name="fr1" draw:name="Frame38" text:anchor-type="char" svg:x="3.5362in" svg:y="0.2661in" svg:width="0.8598in" svg:height="0.322in" draw:z-index="54"><draw:text-box><text:p text:style-name="P14">13</text:p></draw:text-box></draw:frame><draw:frame draw:style-name="fr2" draw:name="Frame37" text:anchor-type="char" svg:x="3.2555in" svg:y="0.2764in" svg:width="0.2862in" svg:height="0.2917in" draw:z-index="63"><draw:text-box><text:p text:style-name="P14">3</text:p></draw:text-box></draw:frame><draw:frame draw:style-name="fr3" draw:name="Frame36" text:anchor-type="char" svg:x="0.3181in" svg:y="0.2161in" svg:width="1.011in" svg:height="0.5217in" draw:z-index="74"><draw:text-box><text:p text:style-name="P15">Décodage instruction</text:p></draw:text-box></draw:frame></text:p>
      <text:p text:style-name="P13"><draw:frame draw:style-name="fr1" draw:name="Frame43" text:anchor-type="char" svg:x="3.5362in" svg:y="0.222in" svg:width="0.8598in" svg:height="0.322in" draw:z-index="55"><draw:text-box><text:p text:style-name="P14">3</text:p></draw:text-box></draw:frame><draw:custom-shape text:anchor-type="char" draw:z-index="56" draw:style-name="gr14" draw:text-style-name="P9" svg:width="0.3177in" svg:height="0.3031in" svg:x="3.2299in" svg:y="0.2319in"><text:p/><draw:enhanced-geometry svg:viewBox="0 0 21600 21600" draw:type="rectangle" draw:enhanced-path="M 0 0 L 21600 0 21600 21600 0 21600 0 0 Z N"/></draw:custom-shape><draw:frame draw:style-name="fr2" draw:name="Frame42" text:anchor-type="char" svg:x="3.261in" svg:y="0.2327in" svg:width="0.2862in" svg:height="0.2917in" draw:z-index="57"><draw:text-box><text:p text:style-name="P14">4</text:p></draw:text-box></draw:frame><draw:frame draw:style-name="fr4" draw:name="Frame40" text:anchor-type="char" svg:x="1.9374in" svg:y="-0.661in" svg:width="1.0835in" svg:height="0.578in" draw:z-index="64"><draw:text-box><text:p text:style-name="P16">Bus de commandes</text:p></draw:text-box></draw:frame><draw:frame draw:style-name="fr5" draw:name="Frame39" text:anchor-type="char" svg:x="1.9791in" svg:y="-1.4382in" svg:width="1in" svg:height="0.3547in" draw:z-index="65"><draw:text-box><text:p text:style-name="P29">Bus <text:line-break/>d’adresses</text:p></draw:text-box></draw:frame><draw:frame draw:style-name="fr5" draw:name="Frame41" text:anchor-type="char" svg:x="2.0209in" svg:y="0.2917in" svg:width="0.9165in" svg:height="0.6252in" draw:z-index="66"><draw:text-box><text:p text:style-name="P30">Bus de données</text:p></draw:text-box></draw:frame><draw:line text:anchor-type="char" draw:z-index="86" draw:style-name="gr16" draw:text-style-name="P12" svg:x1="2in" svg:y1="0.0417in" svg:x2="3in" svg:y2="0.0417in"><text:p/></draw:line></text:p>
      <text:p text:style-name="P13"><draw:frame draw:style-name="fr1" draw:name="Frame47" text:anchor-type="char" svg:x="3.5362in" svg:y="0.1925in" svg:width="1.8484in" svg:height="0.322in" draw:z-index="58"><draw:text-box><text:p text:style-name="P14">lecture mot1 R0</text:p></draw:text-box></draw:frame><draw:custom-shape text:anchor-type="char" draw:z-index="59" draw:style-name="gr14" draw:text-style-name="P9" svg:width="0.3177in" svg:height="0.3031in" svg:x="3.2244in" svg:y="0.202in"><text:p/><draw:enhanced-geometry svg:viewBox="0 0 21600 21600" draw:type="rectangle" draw:enhanced-path="M 0 0 L 21600 0 21600 21600 0 21600 0 0 Z N"/></draw:custom-shape><draw:frame draw:style-name="fr2" draw:name="Frame46" text:anchor-type="char" svg:x="3.2555in" svg:y="0.2028in" svg:width="0.2862in" svg:height="0.2917in" draw:z-index="60"><draw:text-box><text:p text:style-name="P14">5</text:p></draw:text-box></draw:frame><draw:frame draw:style-name="fr2" draw:name="Frame44" text:anchor-type="char" svg:x="1.0264in" svg:y="0.1665in" svg:width="0.589in" svg:height="0.3173in" draw:z-index="76"><draw:text-box><text:p text:style-name="P31">RI</text:p></draw:text-box></draw:frame></text:p>
      <text:p text:style-name="P13"><draw:frame draw:style-name="fr1" draw:name="Frame49" text:anchor-type="char" svg:x="3.5362in" svg:y="0.1602in" svg:width="1.8492in" svg:height="0.322in" draw:z-index="61"><draw:text-box><text:p text:style-name="P14">mult 2 R0</text:p></draw:text-box></draw:frame><draw:frame draw:style-name="fr2" draw:name="Frame48" text:anchor-type="char" svg:x="3.261in" svg:y="0.1709in" svg:width="0.2862in" svg:height="0.2917in" draw:z-index="62"><draw:text-box><text:p text:style-name="P14">6</text:p></draw:text-box></draw:frame><draw:line text:anchor-type="char" draw:z-index="78" draw:style-name="gr17" draw:text-style-name="P12" svg:x1="1.2154in" svg:y1="0.2811in" svg:x2="1.2154in" svg:y2="0.7083in"><text:p/></draw:line><draw:line text:anchor-type="char" draw:z-index="79" draw:style-name="gr16" draw:text-style-name="P12" svg:x1="2.0417in" svg:y1="0.2055in" svg:x2="3.0417in" svg:y2="0.2055in"><text:p/></draw:line><draw:frame draw:style-name="fr3" draw:name="Frame45" text:anchor-type="char" svg:x="0.8327in" svg:y="0.0618in" svg:width="1.1646in" svg:height="0.4638in" draw:z-index="75"><draw:text-box><text:p text:style-name="P32">ecriture R0 mot0</text:p></draw:text-box></draw:frame></text:p>
      <text:p text:style-name="P13"><draw:frame draw:style-name="fr1" draw:name="Frame51" text:anchor-type="char" svg:x="3.5307in" svg:y="0.1236in" svg:width="1.8547in" svg:height="0.322in" draw:z-index="80"><draw:text-box><text:p text:style-name="P14">ecriture R0 mot0</text:p></draw:text-box></draw:frame><draw:frame draw:style-name="fr2" draw:name="Frame50" text:anchor-type="char" svg:x="3.25in" svg:y="0.1339in" svg:width="0.2862in" svg:height="0.2917in" draw:z-index="81"><draw:text-box><text:p text:style-name="P14">7</text:p></draw:text-box></draw:frame></text:p>
      <text:p text:style-name="P13"><draw:g text:anchor-type="char" draw:z-index="77" draw:style-name="gr18"><draw:custom-shape draw:style-name="gr9" draw:text-style-name="P9" svg:width="1.0059in" svg:height="0.3961in" svg:x="0.7465in" svg:y="0.0465in"><text:p/><draw:enhanced-geometry svg:viewBox="0 0 21600 21600" draw:glue-points="10800 0 3160 3160 0 10800 3160 18440 10800 21600 18440 18440 21600 10800 18440 3160" draw:text-areas="3200 3200 18400 18400" draw:type="ellipse"/></draw:custom-shape><draw:frame draw:style-name="gr10" draw:text-style-name="P8" svg:width="0.7087in" svg:height="0.2795in" svg:x="0.8949in" svg:y="0.1047in"><draw:text-box><text:p text:style-name="P8"><text:span text:style-name="T1">Horloge</text:span></text:p></draw:text-box></draw:frame></draw:g><draw:frame draw:style-name="fr1" draw:name="Frame53" text:anchor-type="char" svg:x="3.5307in" svg:y="0.1138in" svg:width="0.8598in" svg:height="0.322in" draw:z-index="82"><draw:text-box><text:p text:style-name="P15"/></draw:text-box></draw:frame><draw:frame draw:style-name="fr2" draw:name="Frame52" text:anchor-type="char" svg:x="3.2555in" svg:y="0.1244in" svg:width="0.2862in" svg:height="0.2917in" draw:z-index="83"><draw:text-box><text:p text:style-name="P14">8</text:p></draw:text-box></draw:frame></text:p>
      <text:p text:style-name="P13"><draw:frame draw:style-name="fr1" draw:name="Frame55" text:anchor-type="char" svg:x="3.5307in" svg:y="0.0839in" svg:width="0.8598in" svg:height="0.322in" draw:z-index="84"><draw:text-box><text:p text:style-name="P16"/></draw:text-box></draw:frame><draw:frame draw:style-name="fr2" draw:name="Frame54" text:anchor-type="char" svg:x="3.25in" svg:y="0.0945in" svg:width="0.2862in" svg:height="0.2917in" draw:z-index="85"><draw:text-box><text:p text:style-name="P14">9</text:p></draw:text-box></draw:frame></text:p>
      <text:p text:style-name="P19"/>
      <text:p text:style-name="P19"/>
      <text:p text:style-name="P22">Etat du processeur et de la mémoire centrale après exécution des 3 instructions contenues en mémoire centra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" svg:font-family="Courier" style:font-pitch="variable"/>
    <style:font-face style:name="Courier New" svg:font-family="'Courier New'" style:font-pitch="variable"/>
    <style:font-face style:name="DejaVu Sans2" svg:font-family="'DejaVu Sans'" style:font-pitch="variable"/>
    <style:font-face style:name="Tecton" svg:font-family="Tecton, 'Times New Roman'" style:font-pitch="variable"/>
    <style:font-face style:name="Times" svg:font-family="Times" style:font-pitch="variable"/>
    <style:font-face style:name="Times New Roman" svg:font-family="'Times New Roman', Techno" style:font-pitch="variable"/>
    <style:font-face style:name="Courier New1" svg:font-family="'Courier New'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fr" fo:country="FR" style:font-name-asian="DejaVu Sans3" style:font-size-asian="12pt" style:language-asian="en" style:country-asian="US" style:font-name-complex="DejaVu Sans3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3" style:font-size-asian="14pt" style:font-name-complex="DejaVu Sans3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fo:margin-top="0.1252in" fo:margin-bottom="0in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Légende" style:family="paragraph" style:parent-style-name="Standard" style:next-style-name="Text_20_body">
      <style:paragraph-properties fo:margin-top="0.0835in" fo:margin-bottom="0.111in" fo:text-align="center" style:justify-single-word="false"/>
      <style:text-properties style:font-name="Times" fo:font-size="11pt" fo:font-style="italic" style:font-size-asian="11pt" style:font-style-asian="italic"/>
    </style:style>
    <style:style style:name="Image" style:family="paragraph" style:parent-style-name="Text_20_body" style:next-style-name="Légende">
      <style:paragraph-properties fo:margin-top="0in" fo:margin-bottom="0.0835in" fo:text-align="center" style:justify-single-word="false" fo:keep-with-next="always"/>
      <style:text-properties style:font-name="Times"/>
    </style:style>
    <style:style style:name="Syntaxe" style:family="paragraph" style:parent-style-name="Standard">
      <style:paragraph-properties fo:margin-top="0.1252in" fo:margin-bottom="0in" fo:text-align="center" style:justify-single-word="false"/>
      <style:text-properties style:font-name="Courier"/>
    </style:style>
    <style:style style:name="WW8Num237z0" style:family="text">
      <style:text-properties style:font-name="Symbol" style:font-name-asian="Times New Roman"/>
    </style:style>
    <style:style style:name="WW8Num237z1" style:family="text">
      <style:text-properties style:font-name="Courier New"/>
    </style:style>
    <style:style style:name="WW8Num237z2" style:family="text">
      <style:text-properties style:font-name="Wingdings"/>
    </style:style>
    <style:style style:name="WW8Num211z0" style:family="text">
      <style:text-properties style:font-name="Symbol" style:font-name-asian="Times New Roman"/>
    </style:style>
    <style:style style:name="WW8Num451z0" style:family="text">
      <style:text-properties style:font-name="Symbol" style:font-name-asian="Times New Roman"/>
    </style:style>
    <style:style style:name="WW8Num451z2" style:family="text">
      <style:text-properties style:font-name="Courier New" fo:font-size="10pt" style:font-size-asian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37">
      <text:list-level-style-bullet text:level="1" text:style-name="WW8Num237z0" style:num-suffix=".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8Num237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237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237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237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237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237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237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237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7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1" text:consecutive-numbering="true">
      <text:list-level-style-bullet text:level="1" text:style-name="WW8Num211z0" style:num-suffix="." text:bullet-char="">
        <style:list-level-properties text:space-before="0.4917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7in" text:min-label-width="0.25in"/>
      </text:list-level-style-number>
      <text:list-level-style-number text:level="3" style:num-suffix="." style:num-format="i">
        <style:list-level-properties text:min-label-width="1.7417in" text:min-label-distance="0.1252in" fo:text-align="end"/>
      </text:list-level-style-number>
      <text:list-level-style-number text:level="4" style:num-suffix="." style:num-format="1">
        <style:list-level-properties text:space-before="1.9917in" text:min-label-width="0.25in"/>
      </text:list-level-style-number>
      <text:list-level-style-number text:level="5" style:num-suffix="." style:num-format="a" style:num-letter-sync="true">
        <style:list-level-properties text:space-before="2.4917in" text:min-label-width="0.25in"/>
      </text:list-level-style-number>
      <text:list-level-style-number text:level="6" style:num-suffix="." style:num-format="i">
        <style:list-level-properties text:min-label-width="3.2417in" text:min-label-distance="0.1252in" fo:text-align="end"/>
      </text:list-level-style-number>
      <text:list-level-style-number text:level="7" style:num-suffix="." style:num-format="1">
        <style:list-level-properties text:space-before="3.4917in" text:min-label-width="0.25in"/>
      </text:list-level-style-number>
      <text:list-level-style-number text:level="8" style:num-suffix="." style:num-format="a" style:num-letter-sync="true">
        <style:list-level-properties text:space-before="3.9917in" text:min-label-width="0.25in"/>
      </text:list-level-style-number>
      <text:list-level-style-number text:level="9" style:num-suffix="." style:num-format="i">
        <style:list-level-properties text:min-label-width="4.741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36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1" text:consecutive-numbering="true">
      <text:list-level-style-bullet text:level="1" text:style-name="WW8Num451z0" style:num-suffix="." text:bullet-char="">
        <style:list-level-properties text:space-before="0.4917in" text:min-label-width="0.25in"/>
        <style:text-properties style:font-name="Symbol"/>
      </text:list-level-style-bullet>
      <text:list-level-style-bullet text:level="2" text:style-name="WW8Num451z0" style:num-suffix="." text:bullet-char="">
        <style:list-level-properties text:space-before="0.9917in" text:min-label-width="0.4862in"/>
        <style:text-properties style:font-name="Symbol"/>
      </text:list-level-style-bullet>
      <text:list-level-style-number text:level="3" text:style-name="WW8Num451z2" style:num-suffix="." style:num-format="1">
        <style:list-level-properties text:space-before="1.6165in" text:min-label-width="0.25in"/>
      </text:list-level-style-number>
      <text:list-level-style-number text:level="4" style:num-suffix="." style:num-format="1">
        <style:list-level-properties text:space-before="1.9917in" text:min-label-width="0.25in"/>
      </text:list-level-style-number>
      <text:list-level-style-number text:level="5" style:num-suffix="." style:num-format="a" style:num-letter-sync="true">
        <style:list-level-properties text:space-before="2.4917in" text:min-label-width="0.25in"/>
      </text:list-level-style-number>
      <text:list-level-style-number text:level="6" style:num-suffix="." style:num-format="i">
        <style:list-level-properties text:min-label-width="3.2417in" text:min-label-distance="0.1252in" fo:text-align="end"/>
      </text:list-level-style-number>
      <text:list-level-style-number text:level="7" style:num-suffix="." style:num-format="1">
        <style:list-level-properties text:space-before="3.4917in" text:min-label-width="0.25in"/>
      </text:list-level-style-number>
      <text:list-level-style-number text:level="8" style:num-suffix="." style:num-format="a" style:num-letter-sync="true">
        <style:list-level-properties text:space-before="3.9917in" text:min-label-width="0.25in"/>
      </text:list-level-style-number>
      <text:list-level-style-number text:level="9" style:num-suffix="." style:num-format="i">
        <style:list-level-properties text:min-label-width="4.741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9-16T16:36:05</meta:creation-date>
    <dc:date>2008-09-17T14:03:15</dc:date>
    <meta:print-date>2008-09-17T13:43:32</meta:print-date>
    <dc:language>fr-FR</dc:language>
    <meta:editing-cycles>6</meta:editing-cycles>
    <meta:editing-duration>PT3H1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85" meta:word-count="539" meta:character-count="3138"/>
  </office:meta>
</office:document-meta>
</file>